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text-properties officeooo:rsid="001e63f9" officeooo:paragraph-rsid="001e63f9"/>
    </style:style>
    <style:style style:name="P2" style:family="paragraph" style:parent-style-name="Standard">
      <style:text-properties officeooo:rsid="00219452" officeooo:paragraph-rsid="00219452"/>
    </style:style>
    <style:style style:name="P3" style:family="paragraph" style:parent-style-name="Standard">
      <style:text-properties officeooo:rsid="0022a678" officeooo:paragraph-rsid="0022b245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23e7ad" officeooo:paragraph-rsid="0023e7ad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22a678" officeooo:paragraph-rsid="0022a678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243068" officeooo:paragraph-rsid="00243068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2a3393" officeooo:paragraph-rsid="002a3393" style:font-weight-asian="bold" style:font-weight-complex="bold"/>
    </style:style>
    <style:style style:name="P8" style:family="paragraph" style:parent-style-name="Standard">
      <style:text-properties fo:font-size="14pt" style:text-underline-style="solid" style:text-underline-width="auto" style:text-underline-color="font-color" fo:font-weight="bold" officeooo:rsid="002a3393" officeooo:paragraph-rsid="002a3393" style:font-size-asian="14pt" style:font-weight-asian="bold" style:font-size-complex="14pt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23e7ad" officeooo:paragraph-rsid="0023e7ad" style:font-weight-asian="bold" style:font-weight-complex="bold"/>
    </style:style>
    <style:style style:name="P10" style:family="paragraph" style:parent-style-name="Standard">
      <style:text-properties style:text-underline-style="none" fo:font-weight="normal" officeooo:rsid="002fe068" officeooo:paragraph-rsid="002fe068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546c81" officeooo:paragraph-rsid="00546c81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69b622" officeooo:paragraph-rsid="006b7268" style:font-weight-asian="normal" style:font-weight-complex="normal"/>
    </style:style>
    <style:style style:name="P13" style:family="paragraph" style:parent-style-name="Standard">
      <style:text-properties style:text-underline-style="none" fo:font-weight="bold" officeooo:rsid="002d13d1" officeooo:paragraph-rsid="002d13d1" style:font-weight-asian="bold" style:font-weight-complex="bold"/>
    </style:style>
    <style:style style:name="P14" style:family="paragraph" style:parent-style-name="Standard">
      <style:text-properties style:text-underline-style="none" fo:font-weight="bold" officeooo:rsid="002d13d1" officeooo:paragraph-rsid="00522ce2" style:font-weight-asian="bold" style:font-weight-complex="bold"/>
    </style:style>
    <style:style style:name="P15" style:family="paragraph" style:parent-style-name="Standard">
      <style:text-properties style:text-underline-style="none" fo:font-weight="bold" officeooo:rsid="00522ce2" officeooo:paragraph-rsid="00522ce2" style:font-weight-asian="bold" style:font-weight-complex="bold"/>
    </style:style>
    <style:style style:name="P16" style:family="paragraph" style:parent-style-name="Standard">
      <style:text-properties fo:font-size="11pt" style:text-underline-style="none" fo:font-weight="normal" officeooo:rsid="003a7f5f" officeooo:paragraph-rsid="003a7f5f" style:font-size-asian="9.60000038146973pt" style:font-weight-asian="normal" style:font-size-complex="11pt" style:font-weight-complex="normal"/>
    </style:style>
    <style:style style:name="P17" style:family="paragraph" style:parent-style-name="Standard">
      <style:text-properties fo:font-size="11pt" style:text-underline-style="none" fo:font-weight="normal" officeooo:rsid="00243068" officeooo:paragraph-rsid="00243068" style:font-size-asian="11pt" style:font-weight-asian="normal" style:font-size-complex="11pt" style:font-weight-complex="normal"/>
    </style:style>
    <style:style style:name="P18" style:family="paragraph" style:parent-style-name="Standard">
      <style:text-properties style:text-position="0% 100%" fo:font-size="11pt" style:text-underline-style="none" fo:font-weight="normal" officeooo:rsid="00243068" officeooo:paragraph-rsid="00243068" style:font-size-asian="11pt" style:font-weight-asian="normal" style:font-size-complex="11pt" style:font-weight-complex="normal"/>
    </style:style>
    <style:style style:name="P19" style:family="paragraph" style:parent-style-name="Standard">
      <style:text-properties fo:font-size="14pt" style:text-underline-style="solid" style:text-underline-width="auto" style:text-underline-color="font-color" fo:font-weight="bold" officeooo:rsid="002a3393" officeooo:paragraph-rsid="002a3393" style:font-size-asian="14pt" style:font-weight-asian="bold" style:font-size-complex="14pt" style:font-weight-complex="bold"/>
    </style:style>
    <style:style style:name="P20" style:family="paragraph" style:parent-style-name="Standard">
      <style:text-properties fo:font-size="14pt" style:text-underline-style="solid" style:text-underline-width="auto" style:text-underline-color="font-color" fo:font-weight="bold" officeooo:rsid="00522ce2" officeooo:paragraph-rsid="00522ce2" style:font-size-asian="14pt" style:font-weight-asian="bold" style:font-size-complex="14pt" style:font-weight-complex="bold"/>
    </style:style>
    <style:style style:name="P21" style:family="paragraph" style:parent-style-name="Standard">
      <style:text-properties fo:font-size="12pt" style:text-underline-style="solid" style:text-underline-width="auto" style:text-underline-color="font-color" fo:font-weight="bold" officeooo:rsid="004bee3b" officeooo:paragraph-rsid="004bee3b" style:font-size-asian="12pt" style:font-weight-asian="bold" style:font-size-complex="12pt" style:font-weight-complex="bold"/>
    </style:style>
    <style:style style:name="T1" style:family="text">
      <style:text-properties officeooo:rsid="00243068"/>
    </style:style>
    <style:style style:name="T2" style:family="text">
      <style:text-properties officeooo:rsid="0024e64c"/>
    </style:style>
    <style:style style:name="T3" style:family="text">
      <style:text-properties officeooo:rsid="00259658"/>
    </style:style>
    <style:style style:name="T4" style:family="text">
      <style:text-properties officeooo:rsid="00268721"/>
    </style:style>
    <style:style style:name="T5" style:family="text">
      <style:text-properties officeooo:rsid="0027399a"/>
    </style:style>
    <style:style style:name="T6" style:family="text">
      <style:text-properties officeooo:rsid="00279830"/>
    </style:style>
    <style:style style:name="T7" style:family="text">
      <style:text-properties officeooo:rsid="00294e9e"/>
    </style:style>
    <style:style style:name="T8" style:family="text">
      <style:text-properties officeooo:rsid="0031356b"/>
    </style:style>
    <style:style style:name="T9" style:family="text">
      <style:text-properties officeooo:rsid="00316e4e"/>
    </style:style>
    <style:style style:name="T10" style:family="text">
      <style:text-properties officeooo:rsid="0031ef4c"/>
    </style:style>
    <style:style style:name="T11" style:family="text">
      <style:text-properties officeooo:rsid="00384a18"/>
    </style:style>
    <style:style style:name="T12" style:family="text">
      <style:text-properties officeooo:rsid="003b4586"/>
    </style:style>
    <style:style style:name="T13" style:family="text">
      <style:text-properties officeooo:rsid="003cf562"/>
    </style:style>
    <style:style style:name="T14" style:family="text">
      <style:text-properties officeooo:rsid="003fc922"/>
    </style:style>
    <style:style style:name="T15" style:family="text">
      <style:text-properties officeooo:rsid="0042bee7"/>
    </style:style>
    <style:style style:name="T16" style:family="text">
      <style:text-properties officeooo:rsid="00439abe"/>
    </style:style>
    <style:style style:name="T17" style:family="text">
      <style:text-properties officeooo:rsid="0045c401"/>
    </style:style>
    <style:style style:name="T18" style:family="text">
      <style:text-properties officeooo:rsid="00491cdd"/>
    </style:style>
    <style:style style:name="T19" style:family="text">
      <style:text-properties officeooo:rsid="004b0b5a"/>
    </style:style>
    <style:style style:name="T20" style:family="text">
      <style:text-properties officeooo:rsid="004b46ab"/>
    </style:style>
    <style:style style:name="T21" style:family="text">
      <style:text-properties officeooo:rsid="00513788"/>
    </style:style>
    <style:style style:name="T22" style:family="text">
      <style:text-properties officeooo:rsid="00522ce2"/>
    </style:style>
    <style:style style:name="T23" style:family="text">
      <style:text-properties officeooo:rsid="0052a78b"/>
    </style:style>
    <style:style style:name="T24" style:family="text">
      <style:text-properties officeooo:rsid="0057ab09"/>
    </style:style>
    <style:style style:name="T25" style:family="text">
      <style:text-properties officeooo:rsid="00587d40"/>
    </style:style>
    <style:style style:name="T26" style:family="text">
      <style:text-properties officeooo:rsid="0059061c"/>
    </style:style>
    <style:style style:name="T27" style:family="text">
      <style:text-properties officeooo:rsid="00590d15"/>
    </style:style>
    <style:style style:name="T28" style:family="text">
      <style:text-properties officeooo:rsid="0059f3db"/>
    </style:style>
    <style:style style:name="T29" style:family="text">
      <style:text-properties officeooo:rsid="005aa7ce"/>
    </style:style>
    <style:style style:name="T30" style:family="text">
      <style:text-properties officeooo:rsid="005ba0d1"/>
    </style:style>
    <style:style style:name="T31" style:family="text">
      <style:text-properties officeooo:rsid="005c403a"/>
    </style:style>
    <style:style style:name="T32" style:family="text">
      <style:text-properties officeooo:rsid="005d438f"/>
    </style:style>
    <style:style style:name="T33" style:family="text">
      <style:text-properties officeooo:rsid="005f31c4"/>
    </style:style>
    <style:style style:name="T34" style:family="text">
      <style:text-properties officeooo:rsid="006017d8"/>
    </style:style>
    <style:style style:name="T35" style:family="text">
      <style:text-properties officeooo:rsid="0060c829"/>
    </style:style>
    <style:style style:name="T36" style:family="text">
      <style:text-properties officeooo:rsid="0062c90a"/>
    </style:style>
    <style:style style:name="T37" style:family="text">
      <style:text-properties officeooo:rsid="0064b4f4"/>
    </style:style>
    <style:style style:name="T38" style:family="text">
      <style:text-properties officeooo:rsid="0066b123"/>
    </style:style>
    <style:style style:name="T39" style:family="text">
      <style:text-properties officeooo:rsid="006b726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tle:</text:p>
      <text:p text:style-name="P1"/>
      <text:p text:style-name="P1">Author:</text:p>
      <text:p text:style-name="P1">Ewain Williams</text:p>
      <text:p text:style-name="P1">(1905588)</text:p>
      <text:p text:style-name="P1"/>
      <text:p text:style-name="P1">Supervisor:</text:p>
      <text:p text:style-name="P1">Dr Michael Fairbank</text:p>
      <text:p text:style-name="P1"/>
      <text:p text:style-name="P1">Second Assessor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Abstract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Acknowledgements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Content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</text:p>
      <text:p text:style-name="P4"><text:span text:style-name="T1">P</text:span>roject overview </text:p>
      <text:p text:style-name="P4"><text:span text:style-name="T1">P</text:span>roject scope </text:p>
      <text:p text:style-name="P4"/>
      <text:p text:style-name="P8">Interface</text:p>
      <text:p text:style-name="P8"/>
      <text:p text:style-name="P20"/>
      <text:p text:style-name="P8"/>
      <text:p text:style-name="P14"><text:span text:style-name="T22">VSR_Renderer</text:span></text:p>
      <text:p text:style-name="P11">the renderer is the collection of data <text:span text:style-name="T24">used by the implementation, </text:span><text:span text:style-name="T25">it handles almost all of that state </text:span><text:span text:style-name="T26">in the program as well as memory used for rendering (both host and device), </text:span><text:span text:style-name="T27">as a result </text:span><text:span text:style-name="T28">almost all </text:span><text:span text:style-name="T29">interface functions require the renderer handle, </text:span><text:span text:style-name="T30">this is </text:span><text:span text:style-name="T31">a</text:span><text:span text:style-name="T30"> deviation f</text:span><text:span text:style-name="T31">rom</text:span><text:span text:style-name="T30"> SDL’s singleton style ‘subsystem’ </text:span><text:span text:style-name="T31">but </text:span><text:span text:style-name="T35">exactly</text:span><text:span text:style-name="T31"> matches </text:span><text:span text:style-name="T32">the SDL_Renderer </text:span><text:span text:style-name="T33">from which it was base</text:span><text:span text:style-name="T34">d on. </text:span><text:span text:style-name="T36">While the singleton style may have simplified the interface </text:span><text:span text:style-name="T37">using the VSR_Renderer struct </text:span><text:span text:style-name="T38">makes it’s purpose more evident as a replacement for the SDL_Renderer.</text:span></text:p>
      <text:p text:style-name="P11"/>
      <text:p text:style-name="P12">Instantiation does however differ from the SDL style and for good reason, <text:span text:style-name="T39">SDL typical uses flag during in</text:span>stantiation <text:span text:style-name="T39">however in the case of the pipeline and renderer this does not offer enough fine grain control</text:span></text:p>
      <text:p text:style-name="P15"/>
      <text:p text:style-name="P15">VSR_<text:span text:style-name="T23">Graphics</text:span>Pipeline</text:p>
      <text:p text:style-name="P11"/>
      <text:p text:style-name="P15"/>
      <text:p text:style-name="P14">VSR_Mesh</text:p>
      <text:p text:style-name="P10">just as SDL has surfaces and textures, this paradigm has been copied. VSR_Meshes represent host side representation <text:span text:style-name="T8">of model data, </text:span><text:span text:style-name="T9">this data is then used to create </text:span><text:span text:style-name="T11">or update</text:span><text:span text:style-name="T9"> models </text:span><text:span text:style-name="T11">that</text:span><text:span text:style-name="T9"> </text:span><text:span text:style-name="T10">will </text:span><text:span text:style-name="T11">then</text:span><text:span text:style-name="T10"> store </text:span><text:span text:style-name="T11">the mesh data</text:span><text:span text:style-name="T10"> in </text:span><text:span text:style-name="T17">device</text:span><text:span text:style-name="T10"> </text:span><text:span text:style-name="T11">allocations</text:span><text:span text:style-name="T10">. </text:span><text:span text:style-name="T18">Meshes store both the vertex and index data but also any per model </text:span><text:span text:style-name="T19">vertex attributes </text:span><text:span text:style-name="T20">(see vertex data)</text:span></text:p>
      <text:p text:style-name="P10"/>
      <text:p text:style-name="P13">VSR_Model</text:p>
      <text:p text:style-name="P16">Models are the handle for GPU <text:span text:style-name="T12">data used in rendering, </text:span><text:span text:style-name="T13">they hold the offset of the GPU memory in which per </text:span><text:span text:style-name="T21">vertices, indices, and </text:span><text:span text:style-name="T13">model vertex attribute data is stored (see instanced rendering for more info</text:span><text:span text:style-name="T14">)</text:span><text:span text:style-name="T13"> <text:s/></text:span><text:span text:style-name="T15">models are used with an arbitrary </text:span><text:span text:style-name="T16">number of per model transforms and samplers to draw.</text:span></text:p>
      <text:p text:style-name="P7"/>
      <text:p text:style-name="P8">Implementation</text:p>
      <text:p text:style-name="P8"/>
      <text:p text:style-name="P21">Vertex data</text:p>
      <text:p text:style-name="P6"/>
      <text:p text:style-name="P4"><text:span text:style-name="T1">C</text:span>ommand queues </text:p>
      <text:p text:style-name="P4"/>
      <text:p text:style-name="P4">VSR_Image and VSR_ImageView</text:p>
      <text:p text:style-name="P17">VSR_Image is a wrapper around Vulkan™ images, it’s format, the allocation that stores it, and the SDL2 surface <text:span text:style-name="T2">that was used to create it. </text:span><text:span text:style-name="T3">Looking through the source code you may notice that VSR_ImageView shares most of it’s fields with VSR_Image, </text:span><text:span text:style-name="T4">this is done for a reason. </text:span><text:span text:style-name="T5">Do to the nature of particularly swapchain images </text:span><text:span text:style-name="T6">it is possible to have an image view without </text:span><text:span text:style-name="T7">an</text:span><text:span text:style-name="T6"> </text:span><text:span text:style-name="T7">image and image without an image view</text:span></text:p>
      <text:p text:style-name="P18"/>
      <text:p text:style-name="P5">Instanced rendering in an immediate context 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9T19:14:44.037000000</meta:creation-date>
    <dc:date>2023-04-23T15:51:28.100000000</dc:date>
    <meta:editing-duration>PT23H47M36S</meta:editing-duration>
    <meta:editing-cycles>64</meta:editing-cycles>
    <meta:generator>LibreOffice/7.5.2.2$Windows_X86_64 LibreOffice_project/53bb9681a964705cf672590721dbc85eb4d0c3a2</meta:generator>
    <meta:document-statistic meta:table-count="0" meta:image-count="0" meta:object-count="0" meta:page-count="5" meta:paragraph-count="27" meta:word-count="340" meta:character-count="2107" meta:non-whitespace-character-count="1787"/>
  </office:meta>
</office:document-meta>
</file>